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font-name="Courier New" style:font-name-asian="Courier New" style:font-name-complex="Courier New" fo:font-size="14.5pt" style:font-size-asian="14.5pt" style:font-size-complex="14.5pt" fo:background-color="#FFFFFF"/>
    </style:style>
    <style:style style:name="P3" style:parent-style-name="Standard" style:family="paragraph">
      <style:text-properties style:font-name="Courier New" style:font-name-asian="Courier New" style:font-name-complex="Courier New" fo:font-size="14.5pt" style:font-size-asian="14.5pt" style:font-size-complex="14.5pt" fo:background-color="#FFFFFF"/>
    </style:style>
  </office:automatic-styles>
  <office:body>
    <office:text text:use-soft-page-breaks="true">
      <text:p text:style-name="P1"><text:span text:style-name="T2">homework1_exercise1B.docx</text:span></text:p>
      <text:p text:style-name="P3"/>
      <text:p text:style-name="Standard">I will use AI to support my learning by helping me understand difficult concepts, generate study examples, and review my work for errors or improvements. For example, I can ask AI to explain data<text:s/>analysis techniques, walk me through Excel functions, or suggest ways to visualize data more effectively. However, I will avoid using AI when completing assignments that are meant to test my personal understanding or when instructions specifically prohibit it. To ensure I still develop my own analytical skills, I will always attempt problems on my own first before seeking AI assistance. I will also double-check any AI-generated answers and make sure I fully understand the reasoning behind them. Additionally, I will practice independently through exercises and real-world scenarios. As guardrails, I will not copy AI responses directly without understanding them, and I will use AI as a learning aid rather than a shortcut. This approach will help me build both knowledge and confidence in my skill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onia tana</meta:initial-creator>
    <dc:creator>sonia tana</dc:creator>
    <meta:creation-date>2026-04-03T18:59:00Z</meta:creation-date>
    <dc:date>2026-04-03T19:00:00Z</dc:date>
    <meta:template xlink:href="Normal" xlink:type="simple"/>
    <meta:editing-cycles>4</meta:editing-cycles>
    <meta:editing-duration>PT60S</meta:editing-duration>
    <meta:document-statistic meta:page-count="1" meta:paragraph-count="2" meta:word-count="160" meta:character-count="1027" meta:row-count="13" meta:non-whitespace-character-count="869"/>
  </office:meta>
</office:document-meta>
</file>